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4.25cm"/>
      <style:paragraph-properties style:writing-mode="lr-tb"/>
    </style:style>
    <style:style style:name="gr3" style:family="graphic" style:parent-style-name="objectwithoutfill">
      <style:graphic-properties svg:stroke-color="#000000" draw:marker-end="Nyílhegyek_20_2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Nyílhegyek_20_3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Nyílhegyek_20_4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Nyílhegyek_20_5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Nyílhegyek_20_6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Nyílhegyek_20_7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Nyílhegyek_20_12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Nyílhegyek_20_13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Nyílhegyek_20_14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Nyílhegyek_20_15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Nyílhegyek_20_16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Nyílhegyek_20_17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Nyílhegyek_20_18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Nyílhegyek_20_19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Nyílhegyek_20_20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Nyílhegyek_20_22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Nyílhegyek_20_23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Nyílhegyek_20_24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Nyílhegyek_20_25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Nyílhegyek_20_26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Nyílhegyek_20_27" draw:marker-end-width="0.3cm" draw:fill="none" draw:textarea-vertical-align="middle"/>
    </style:style>
    <style:style style:name="gr24" style:family="graphic" style:parent-style-name="standard">
      <style:graphic-properties draw:stroke="dash" draw:stroke-dash="Dash" svg:stroke-color="#000000" draw:stroke-linejoin="round" draw:fill="none" draw:textarea-horizontal-align="justify" draw:textarea-vertical-align="middle" draw:auto-grow-height="false" fo:min-height="1.5cm" fo:min-width="4.1cm"/>
      <style:paragraph-properties style:writing-mode="lr-tb"/>
    </style:style>
    <style:style style:name="gr25" style:family="graphic" style:parent-style-name="objectwithoutfill">
      <style:graphic-properties svg:stroke-color="#000000" draw:marker-end="Nyílhegyek_20_28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Nyílhegyek_20_29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Nyílhegyek_20_30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Nyílhegyek_20_31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Nyílhegyek_20_3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4" draw:id="id14" draw:layer="layout" svg:width="4.75cm" svg:height="1.75cm" svg:x="9.2cm" svg:y="20cm">
          <text:p text:style-name="P1">bkaliberedme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4.75cm" svg:height="1.75cm" svg:x="4.35cm" svg:y="12.75cm">
          <text:p text:style-name="P1">bkalibfej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4.75cm" svg:height="1.7cm" svg:x="4.26cm" svg:y="18.045cm">
          <text:p text:style-name="P1">bkalibte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4.75cm" svg:height="1.75cm" svg:x="25cm" svg:y="26.5cm">
          <text:p text:style-name="P1">csatolmany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5cm" svg:height="1.75cm" svg:x="7.05cm" svg:y="5.5cm">
          <text:p text:style-name="P1">dolgozo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75cm" svg:height="1.75cm" svg:x="27.25cm" svg:y="8.25cm">
          <text:p text:style-name="P1">eszko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.75cm" svg:height="1.75cm" svg:x="21.5cm" svg:y="1.5cm">
          <text:p text:style-name="P1">eszktip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75cm" svg:height="1.75cm" svg:x="1.3cm" svg:y="5.5cm">
          <text:p text:style-name="P1">felhasznalo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75cm" svg:height="1.75cm" svg:x="14.5cm" svg:y="26.5cm">
          <text:p text:style-name="P1">fenyk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.75cm" svg:height="1.75cm" svg:x="19.75cm" svg:y="26.5cm">
          <text:p text:style-name="P1">kiadotteszko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75cm" svg:height="1.75cm" svg:x="36cm" svg:y="26.5cm">
          <text:p text:style-name="P1">kkali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75cm" svg:height="1.75cm" svg:x="10cm" svg:y="2cm">
          <text:p text:style-name="P1">koltseghely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4.75cm" svg:height="1.75cm" svg:x="31.75cm" svg:y="1.5cm">
          <text:p text:style-name="P1">me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75cm" svg:height="1.75cm" svg:x="16.25cm" svg:y="1.5cm">
          <text:p text:style-name="P1">minosit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22" draw:id="id22" draw:layer="layout" svg:width="4.75cm" svg:height="1.75cm" svg:x="15.05cm" svg:y="18.2cm">
          <text:p text:style-name="P1">mozgdol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" draw:id="id21" draw:layer="layout" svg:width="4.75cm" svg:height="1.75cm" svg:x="17.85cm" svg:y="15cm">
          <text:p text:style-name="P1">mozgkt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4.75cm" svg:height="1.75cm" svg:x="26.5cm" svg:y="1.5cm">
          <text:p text:style-name="P1">mukmod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75cm" svg:height="1.75cm" svg:x="36cm" svg:y="16.25cm">
          <text:p text:style-name="P1">part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4.75cm" svg:height="1.75cm" svg:x="1.35cm" svg:y="26.5cm">
          <text:p text:style-name="P1">selejtez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75cm" svg:height="1.75cm" svg:x="3cm" svg:y="2cm">
          <text:p text:style-name="P1">szerep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75cm" svg:height="1.75cm" svg:x="30.5cm" svg:y="26.5cm">
          <text:p text:style-name="P1">technologia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75cm" svg:height="1.75cm" svg:x="35.75cm" svg:y="5.5cm">
          <text:p text:style-name="P1">torzsad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curve" svg:x1="3.675cm" svg:y1="5.5cm" svg:x2="5.375cm" svg:y2="3.75cm" draw:start-shape="id1" draw:start-glue-point="0" draw:end-shape="id2" draw:end-glue-point="2" svg:d="M3675 5500c0-1312 1700-438 1700-1750" svg:viewBox="0 0 1701 1751">
          <text:p/>
        </draw:connector>
        <draw:connector draw:style-name="gr4" draw:text-style-name="P2" draw:layer="layout" draw:type="curve" svg:x1="9.425cm" svg:y1="5.5cm" svg:x2="12.375cm" svg:y2="3.75cm" draw:start-shape="id3" draw:start-glue-point="0" draw:end-shape="id4" draw:end-glue-point="2" svg:d="M9425 5500c0-1312 2950-438 2950-1750" svg:viewBox="0 0 2951 1751">
          <text:p/>
        </draw:connector>
        <draw:connector draw:style-name="gr5" draw:text-style-name="P2" draw:layer="layout" draw:type="curve" draw:line-skew="4.281cm" svg:x1="16.875cm" svg:y1="26.5cm" svg:x2="29.625cm" svg:y2="10cm" draw:start-shape="id5" draw:start-glue-point="0" draw:end-shape="id6" draw:end-glue-point="2" svg:d="M16875 26500c0-5953 12750 2296 12750-16500" svg:viewBox="0 0 12751 16501">
          <text:p/>
        </draw:connector>
        <draw:connector draw:style-name="gr6" draw:text-style-name="P2" draw:layer="layout" draw:type="curve" svg:x1="38.375cm" svg:y1="26.5cm" svg:x2="38.375cm" svg:y2="18cm" draw:start-shape="id7" draw:start-glue-point="0" draw:end-shape="id8" draw:end-glue-point="2" svg:d="M38375 26500v-8500" svg:viewBox="0 0 1 8501">
          <text:p/>
        </draw:connector>
        <draw:connector draw:style-name="gr7" draw:text-style-name="P2" draw:layer="layout" draw:type="curve" svg:x1="29.625cm" svg:y1="8.25cm" svg:x2="38.125cm" svg:y2="7.25cm" draw:start-shape="id6" draw:start-glue-point="0" draw:end-shape="id9" draw:end-glue-point="2" svg:d="M29625 8250c0-751 4250-501 4250-500s4250 251 4250-500" svg:viewBox="0 0 8501 1001">
          <text:p/>
        </draw:connector>
        <draw:connector draw:style-name="gr8" draw:text-style-name="P2" draw:layer="layout" draw:type="curve" draw:line-skew="4.813cm" svg:x1="32.875cm" svg:y1="26.5cm" svg:x2="29.625cm" svg:y2="10cm" draw:start-shape="id10" draw:start-glue-point="0" draw:end-shape="id6" draw:end-glue-point="2" svg:d="M32875 26500c0-5155-3250 3094-3250-16500" svg:viewBox="0 0 3251 16501">
          <text:p/>
        </draw:connector>
        <draw:connector draw:style-name="gr9" draw:text-style-name="P2" draw:layer="layout" draw:type="curve" draw:line-skew="5.188cm" svg:x1="27.375cm" svg:y1="26.5cm" svg:x2="29.625cm" svg:y2="10cm" draw:start-shape="id11" draw:start-glue-point="0" draw:end-shape="id6" draw:end-glue-point="2" svg:d="M27375 26500c0-4593 2250 3657 2250-16500" svg:viewBox="0 0 2251 16501">
          <text:p/>
        </draw:connector>
        <draw:connector draw:style-name="gr10" draw:text-style-name="P2" draw:layer="layout" draw:type="curve" draw:line-skew="3cm" svg:x1="38.375cm" svg:y1="26.5cm" svg:x2="29.625cm" svg:y2="10cm" draw:start-shape="id7" draw:start-glue-point="0" draw:end-shape="id6" draw:end-glue-point="2" svg:d="M38375 26500c0-7875-8750 375-8750-16500" svg:viewBox="0 0 8751 16501">
          <text:p/>
        </draw:connector>
        <draw:connector draw:style-name="gr11" draw:text-style-name="P2" draw:layer="layout" draw:type="curve" svg:x1="29.625cm" svg:y1="8.25cm" svg:x2="18.625cm" svg:y2="3.25cm" draw:start-shape="id6" draw:start-glue-point="0" draw:end-shape="id12" draw:end-glue-point="2" svg:d="M29625 8250c0-3750-11000-1250-11000-5000" svg:viewBox="0 0 11001 5001">
          <text:p/>
        </draw:connector>
        <draw:connector draw:style-name="gr12" draw:text-style-name="P2" draw:layer="layout" draw:type="curve" draw:line-skew="5.031cm" svg:x1="22.125cm" svg:y1="26.5cm" svg:x2="29.625cm" svg:y2="10cm" draw:start-shape="id13" draw:start-glue-point="0" draw:end-shape="id6" draw:end-glue-point="2" svg:d="M22125 26500c0-4828 7500 3421 7500-16500" svg:viewBox="0 0 7501 16501">
          <text:p/>
        </draw:connector>
        <draw:connector draw:style-name="gr13" draw:text-style-name="P2" draw:layer="layout" draw:type="curve" draw:line-skew="-0.252cm" svg:x1="11.575cm" svg:y1="20cm" svg:x2="6.725cm" svg:y2="14.5cm" draw:start-shape="id14" draw:start-glue-point="0" draw:end-shape="id15" draw:end-glue-point="2" svg:d="M11575 20000c0-4503-4850-1753-4850-5500" svg:viewBox="0 0 4851 5501">
          <text:p/>
        </draw:connector>
        <draw:connector draw:style-name="gr14" draw:text-style-name="P2" draw:layer="layout" draw:type="curve" svg:x1="11.575cm" svg:y1="20cm" svg:x2="12.25cm" svg:y2="15.7cm" draw:start-shape="id14" draw:start-glue-point="0" draw:end-shape="id16" draw:end-glue-point="2" svg:d="M11575 20000c0-3225 675-1075 675-4300" svg:viewBox="0 0 676 4301">
          <text:p/>
        </draw:connector>
        <draw:connector draw:style-name="gr15" draw:text-style-name="P2" draw:layer="layout" draw:type="curve" draw:line-skew="0.5cm" svg:x1="38.125cm" svg:y1="5.5cm" svg:x2="23.875cm" svg:y2="3.25cm" draw:start-shape="id9" draw:start-glue-point="0" draw:end-shape="id17" draw:end-glue-point="2" svg:d="M38125 5500c0-937-14250 187-14250-2250" svg:viewBox="0 0 14251 2251">
          <text:p/>
        </draw:connector>
        <draw:connector draw:style-name="gr16" draw:text-style-name="P2" draw:layer="layout" draw:type="curve" svg:x1="38.125cm" svg:y1="5.5cm" svg:x2="28.875cm" svg:y2="3.25cm" draw:start-shape="id9" draw:start-glue-point="0" draw:end-shape="id18" draw:end-glue-point="2" svg:d="M38125 5500c0-1687-9250-563-9250-2250" svg:viewBox="0 0 9251 2251">
          <text:p/>
        </draw:connector>
        <draw:connector draw:style-name="gr17" draw:text-style-name="P2" draw:layer="layout" draw:type="curve" svg:x1="38.125cm" svg:y1="5.5cm" svg:x2="34.125cm" svg:y2="3.25cm" draw:start-shape="id9" draw:start-glue-point="0" draw:end-shape="id19" draw:end-glue-point="2" svg:d="M38125 5500c0-1687-4000-563-4000-2250" svg:viewBox="0 0 4001 2251">
          <text:p/>
        </draw:connector>
        <draw:connector draw:style-name="gr18" draw:text-style-name="P2" draw:layer="layout" draw:type="curve" draw:line-skew="3.875cm" svg:x1="3.725cm" svg:y1="26.5cm" svg:x2="29.625cm" svg:y2="10cm" draw:start-shape="id20" draw:start-glue-point="0" draw:end-shape="id6" draw:end-glue-point="2" svg:d="M3725 26500c0-6562 25900 1687 25900-16500" svg:viewBox="0 0 25901 16501">
          <text:p/>
        </draw:connector>
        <draw:connector draw:style-name="gr19" draw:text-style-name="P2" draw:layer="layout" draw:type="curve" svg:x1="20.225cm" svg:y1="15cm" svg:x2="12.375cm" svg:y2="3.75cm" draw:start-shape="id21" draw:start-glue-point="0" draw:end-shape="id4" draw:end-glue-point="2" svg:d="M20225 15000c0-8437-7850-2813-7850-11250" svg:viewBox="0 0 7851 11251">
          <text:p/>
        </draw:connector>
        <draw:connector draw:style-name="gr20" draw:text-style-name="P2" draw:layer="layout" draw:type="curve" draw:line-skew="1.35cm" svg:x1="20.225cm" svg:y1="15cm" svg:x2="29.625cm" svg:y2="10cm" draw:start-shape="id21" draw:start-glue-point="0" draw:end-shape="id6" draw:end-glue-point="2" svg:d="M20225 15000c0-1725 9400 775 9400-5000" svg:viewBox="0 0 9401 5001">
          <text:p/>
        </draw:connector>
        <draw:connector draw:style-name="gr21" draw:text-style-name="P2" draw:layer="layout" draw:type="curve" draw:line-skew="-2.5cm" svg:x1="17.425cm" svg:y1="18.2cm" svg:x2="9.425cm" svg:y2="7.25cm" draw:start-shape="id22" draw:start-glue-point="0" draw:end-shape="id3" draw:end-glue-point="2" svg:d="M17425 18200c0-11962-8000-6488-8000-10950" svg:viewBox="0 0 8001 10951">
          <text:p/>
        </draw:connector>
        <draw:connector draw:style-name="gr22" draw:text-style-name="P2" draw:layer="layout" draw:type="curve" draw:line-skew="3.063cm" svg:x1="17.425cm" svg:y1="18.2cm" svg:x2="29.625cm" svg:y2="10cm" draw:start-shape="id22" draw:start-glue-point="0" draw:end-shape="id6" draw:end-glue-point="2" svg:d="M17425 18200c0-1555 12200 2544 12200-8200" svg:viewBox="0 0 12201 8201">
          <text:p/>
        </draw:connector>
        <draw:connector draw:style-name="gr23" draw:text-style-name="P2" draw:layer="layout" draw:type="curve" draw:line-skew="-1.5cm" svg:x1="38.375cm" svg:y1="26.5cm" svg:x2="33.45cm" svg:y2="18cm" draw:start-shape="id7" draw:start-glue-point="0" draw:end-shape="id23" draw:end-glue-point="2" svg:d="M38375 26500c0-8625-4925-4375-4925-8500" svg:viewBox="0 0 4926 8501">
          <text:p/>
        </draw:connector>
        <draw:custom-shape draw:style-name="gr24" draw:text-style-name="P4" xml:id="id23" draw:id="id23" draw:layer="layout" svg:width="4.6cm" svg:height="1.75cm" svg:x="31.15cm" svg:y="16.25cm">
          <text:p text:style-name="P3"><text:span text:style-name="T1">felhasznalo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16" draw:id="id16" draw:layer="layout" svg:width="4.6cm" svg:height="1.75cm" svg:x="9.95cm" svg:y="13.95cm">
          <text:p text:style-name="P3"><text:span text:style-name="T1">minos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xml:id="id24" draw:id="id24" draw:layer="layout" svg:width="4.6cm" svg:height="1.75cm" svg:x="20.75cm" svg:y="11.7cm">
          <text:p text:style-name="P3"><text:span text:style-name="T1">bkalibfe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" draw:layer="layout" draw:type="curve" svg:x1="23.05cm" svg:y1="11.7cm" svg:x2="29.625cm" svg:y2="10cm" draw:start-shape="id24" draw:start-glue-point="0" draw:end-shape="id6" draw:end-glue-point="2" svg:d="M23050 11700c0-1275 6575-425 6575-1700" svg:viewBox="0 0 6576 1701">
          <text:p/>
        </draw:connector>
        <draw:connector draw:style-name="gr26" draw:text-style-name="P2" draw:layer="layout" draw:type="curve" draw:line-skew="-0.125cm" svg:x1="6.635cm" svg:y1="18.045cm" svg:x2="6.725cm" svg:y2="14.5cm" draw:start-shape="id25" draw:start-glue-point="0" draw:end-shape="id15" draw:end-glue-point="2" svg:d="M6635 18045c0-2845 90-1073 90-3545" svg:viewBox="0 0 91 3546">
          <text:p/>
        </draw:connector>
        <draw:custom-shape draw:style-name="gr24" draw:text-style-name="P4" xml:id="id26" draw:id="id26" draw:layer="layout" svg:width="4.6cm" svg:height="1.75cm" svg:x="7.4cm" svg:y="9.75cm">
          <text:p text:style-name="P3"><text:span text:style-name="T1">eszkö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2" draw:layer="layout" draw:type="curve" svg:x1="6.725cm" svg:y1="12.75cm" svg:x2="9.7cm" svg:y2="11.5cm" draw:start-shape="id15" draw:start-glue-point="0" draw:end-shape="id26" draw:end-glue-point="2" svg:d="M6725 12750c0-937 2975-313 2975-1250" svg:viewBox="0 0 2976 1251">
          <text:p/>
        </draw:connector>
        <draw:connector draw:style-name="gr28" draw:text-style-name="P2" draw:layer="layout" draw:type="curve" svg:x1="6.725cm" svg:y1="12.75cm" svg:x2="3.675cm" svg:y2="7.25cm" draw:start-shape="id15" draw:start-glue-point="0" draw:end-shape="id1" draw:end-glue-point="2" svg:d="M6725 12750c0-4125-3050-1375-3050-5500" svg:viewBox="0 0 3051 5501">
          <text:p/>
        </draw:connector>
        <draw:connector draw:style-name="gr29" draw:text-style-name="P2" draw:layer="layout" draw:type="curve" draw:line-skew="2.625cm" svg:x1="3.725cm" svg:y1="26.5cm" svg:x2="3.675cm" svg:y2="7.25cm" draw:start-shape="id20" draw:start-glue-point="0" draw:end-shape="id1" draw:end-glue-point="2" svg:d="M3725 26500c0-10500-50-875-50-19250" svg:viewBox="0 0 51 19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yílhegyek_20_12" draw:display-name="Nyílhegyek 12" svg:viewBox="0 0 20 20" svg:d="M0 20l10-20 10 20z"/>
    <draw:marker draw:name="Nyílhegyek_20_13" draw:display-name="Nyílhegyek 13" svg:viewBox="0 0 20 20" svg:d="M0 20l10-20 10 20z"/>
    <draw:marker draw:name="Nyílhegyek_20_14" draw:display-name="Nyílhegyek 14" svg:viewBox="0 0 20 20" svg:d="M0 20l10-20 10 20z"/>
    <draw:marker draw:name="Nyílhegyek_20_15" draw:display-name="Nyílhegyek 15" svg:viewBox="0 0 20 20" svg:d="M0 20l10-20 10 20z"/>
    <draw:marker draw:name="Nyílhegyek_20_16" draw:display-name="Nyílhegyek 16" svg:viewBox="0 0 20 20" svg:d="M0 20l10-20 10 20z"/>
    <draw:marker draw:name="Nyílhegyek_20_17" draw:display-name="Nyílhegyek 17" svg:viewBox="0 0 20 20" svg:d="M0 20l10-20 10 20z"/>
    <draw:marker draw:name="Nyílhegyek_20_18" draw:display-name="Nyílhegyek 18" svg:viewBox="0 0 20 20" svg:d="M0 20l10-20 10 20z"/>
    <draw:marker draw:name="Nyílhegyek_20_19" draw:display-name="Nyílhegyek 19" svg:viewBox="0 0 20 20" svg:d="M0 20l10-20 10 20z"/>
    <draw:marker draw:name="Nyílhegyek_20_2" draw:display-name="Nyílhegyek 2" svg:viewBox="0 0 20 20" svg:d="M0 20l10-20 10 20z"/>
    <draw:marker draw:name="Nyílhegyek_20_20" draw:display-name="Nyílhegyek 20" svg:viewBox="0 0 20 20" svg:d="M0 20l10-20 10 20z"/>
    <draw:marker draw:name="Nyílhegyek_20_22" draw:display-name="Nyílhegyek 22" svg:viewBox="0 0 20 20" svg:d="M0 20l10-20 10 20z"/>
    <draw:marker draw:name="Nyílhegyek_20_23" draw:display-name="Nyílhegyek 23" svg:viewBox="0 0 20 20" svg:d="M0 20l10-20 10 20z"/>
    <draw:marker draw:name="Nyílhegyek_20_24" draw:display-name="Nyílhegyek 24" svg:viewBox="0 0 20 20" svg:d="M0 20l10-20 10 20z"/>
    <draw:marker draw:name="Nyílhegyek_20_25" draw:display-name="Nyílhegyek 25" svg:viewBox="0 0 20 20" svg:d="M0 20l10-20 10 20z"/>
    <draw:marker draw:name="Nyílhegyek_20_26" draw:display-name="Nyílhegyek 26" svg:viewBox="0 0 20 20" svg:d="M0 20l10-20 10 20z"/>
    <draw:marker draw:name="Nyílhegyek_20_27" draw:display-name="Nyílhegyek 27" svg:viewBox="0 0 20 20" svg:d="M0 20l10-20 10 20z"/>
    <draw:marker draw:name="Nyílhegyek_20_28" draw:display-name="Nyílhegyek 28" svg:viewBox="0 0 20 20" svg:d="M0 20l10-20 10 20z"/>
    <draw:marker draw:name="Nyílhegyek_20_29" draw:display-name="Nyílhegyek 29" svg:viewBox="0 0 20 20" svg:d="M0 20l10-20 10 20z"/>
    <draw:marker draw:name="Nyílhegyek_20_3" draw:display-name="Nyílhegyek 3" svg:viewBox="0 0 20 20" svg:d="M0 20l10-20 10 20z"/>
    <draw:marker draw:name="Nyílhegyek_20_30" draw:display-name="Nyílhegyek 30" svg:viewBox="0 0 20 20" svg:d="M0 20l10-20 10 20z"/>
    <draw:marker draw:name="Nyílhegyek_20_31" draw:display-name="Nyílhegyek 31" svg:viewBox="0 0 20 20" svg:d="M0 20l10-20 10 20z"/>
    <draw:marker draw:name="Nyílhegyek_20_32" draw:display-name="Nyílhegyek 32" svg:viewBox="0 0 20 20" svg:d="M0 20l10-20 10 20z"/>
    <draw:marker draw:name="Nyílhegyek_20_4" draw:display-name="Nyílhegyek 4" svg:viewBox="0 0 20 20" svg:d="M0 20l10-20 10 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26T10:06:52.946000000</meta:creation-date>
    <dc:date>2020-11-26T14:40:52.109000000</dc:date>
    <meta:editing-duration>PT2H41M56S</meta:editing-duration>
    <meta:editing-cycles>5</meta:editing-cycles>
    <meta:generator>LibreOffice/7.0.1.2$Windows_X86_64 LibreOffice_project/7cbcfc562f6eb6708b5ff7d7397325de9e764452</meta:generator>
    <meta:document-statistic meta:object-count="52"/>
  </office:meta>
</office:document-meta>
</file>